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5.99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107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94.23pt" svg:height="88.84pt" svg:x="845.8pt" svg:y="5.27pt">
            <loext:p draw:notify-on-update-of-ranges="Sheet1.A1:Sheet1.A1 Sheet1.A2:Sheet1.A5 Sheet1.B1:Sheet1.B1 Sheet1.B2:Sheet1.B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2.7pt" svg:height="169.4pt" svg:x="37.39pt" svg:y="185.22pt">
            <loext:p draw:notify-on-update-of-ranges="Sheet1.A7:Sheet1.A7 Sheet1.A8:Sheet1.A11 Sheet1.B7:Sheet1.B7 Sheet1.B8:Sheet1.B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40.72pt" svg:height="213.85pt" svg:x="264.13pt" svg:y="170.9pt">
            <loext:p draw:notify-on-update-of-ranges="Sheet1.A7:Sheet1.A7 Sheet1.A8:Sheet1.A11 Sheet1.C7:Sheet1.C7 Sheet1.C8:Sheet1.C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22.83pt" svg:height="164.89pt" svg:x="574.98pt" svg:y="211.58pt">
            <loext:p draw:notify-on-update-of-ranges="Sheet1.A7:Sheet1.A7 Sheet1.A8:Sheet1.A11 Sheet1.D7:Sheet1.D7 Sheet1.D8:Sheet1.D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amanho Pacote TCP</text:p>
          </table:table-cell>
          <table:table-cell office:value-type="string" calcext:value-type="string">
            <text:p>Largura de Ba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K</text:p>
          </table:table-cell>
          <table:table-cell office:value-type="float" office:value="39.5" calcext:value-type="float">
            <text:p>3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K</text:p>
          </table:table-cell>
          <table:table-cell office:value-type="float" office:value="85.3" calcext:value-type="float">
            <text:p>85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</text:p>
          </table:table-cell>
          <table:table-cell office:value-type="float" office:value="94.1" calcext:value-type="float">
            <text:p>94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K</text:p>
          </table:table-cell>
          <table:table-cell office:value-type="float" office:value="94.1" calcext:value-type="float">
            <text:p>94.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amanho Pacote UDP</text:p>
          </table:table-cell>
          <table:table-cell office:value-type="string" calcext:value-type="string">
            <text:p>Largura de Banda</text:p>
          </table:table-cell>
          <table:table-cell table:style-name="ce2" office:value-type="string" calcext:value-type="string">
            <text:p>Jitter</text:p>
          </table:table-cell>
          <table:table-cell office:value-type="string" calcext:value-type="string">
            <text:p>Perda de Pacotes</text:p>
          </table:table-cell>
        </table:table-row>
        <table:table-row table:style-name="ro1">
          <table:table-cell office:value-type="string" calcext:value-type="string">
            <text:p>50K</text:p>
          </table:table-cell>
          <table:table-cell office:value-type="float" office:value="0.05" calcext:value-type="float">
            <text:p>0.05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M</text:p>
          </table:table-cell>
          <table:table-cell office:value-type="float" office:value="5" calcext:value-type="float">
            <text:p>5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M</text:p>
          </table:table-cell>
          <table:table-cell office:value-type="float" office:value="10" calcext:value-type="float">
            <text:p>1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M</text:p>
          </table:table-cell>
          <table:table-cell office:value-type="float" office:value="50" calcext:value-type="float">
            <text:p>5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3">
          <table:table-cell table:number-columns-repeated="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sudo tc qdisc add dev enp4s0 root netem delay 20ms 10ms 25%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295.8pt" svg:height="112.96pt" svg:x="268.5pt" svg:y="6.01pt">
            <loext:p draw:notify-on-update-of-ranges="Sheet2.A1:Sheet2.A1 Sheet2.A2:Sheet2.A5 Sheet2.B1:Sheet2.B1 Sheet2.B2:Sheet2.B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93.21pt" svg:height="134.76pt" svg:x="0pt" svg:y="316.23pt">
            <loext:p draw:notify-on-update-of-ranges="Sheet2.A16:Sheet2.A16 Sheet2.A17:Sheet2.A20 Sheet2.B16:Sheet2.B16 Sheet2.B17:Sheet2.B2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216.6pt" svg:height="156.61pt" svg:x="234.51pt" svg:y="309.43pt">
            <loext:p draw:notify-on-update-of-ranges="Sheet2.A16:Sheet2.A16 Sheet2.A17:Sheet2.A20 Sheet2.C16:Sheet2.C16 Sheet2.C17:Sheet2.C2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231.42pt" svg:height="140.03pt" svg:x="525.88pt" svg:y="320pt">
            <loext:p draw:notify-on-update-of-ranges="Sheet2.A16:Sheet2.A16 Sheet2.A17:Sheet2.A20 Sheet2.D16:Sheet2.D16 Sheet2.D17:Sheet2.D2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amanho Pacote TCP</text:p>
          </table:table-cell>
          <table:table-cell office:value-type="string" calcext:value-type="string">
            <text:p>Largura de Ba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K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K</text:p>
          </table:table-cell>
          <table:table-cell office:value-type="float" office:value="1.83" calcext:value-type="float">
            <text:p>1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</text:p>
          </table:table-cell>
          <table:table-cell office:value-type="float" office:value="3.42" calcext:value-type="float">
            <text:p>3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K</text:p>
          </table:table-cell>
          <table:table-cell office:value-type="float" office:value="6.29" calcext:value-type="float">
            <text:p>6.29</text:p>
          </table:table-cell>
          <table:table-cell table:number-columns-repeated="2"/>
        </table:table-row>
        <table:table-row table:style-name="ro1" table:number-rows-repeated="10">
          <table:table-cell table:number-columns-repeated="4"/>
        </table:table-row>
        <table:table-row table:style-name="ro1">
          <table:table-cell office:value-type="string" calcext:value-type="string">
            <text:p>Tamanho Pacote UDP</text:p>
          </table:table-cell>
          <table:table-cell office:value-type="string" calcext:value-type="string">
            <text:p>Largura de Banda</text:p>
          </table:table-cell>
          <table:table-cell table:style-name="ce2" office:value-type="string" calcext:value-type="string">
            <text:p>Jitter</text:p>
          </table:table-cell>
          <table:table-cell office:value-type="string" calcext:value-type="string">
            <text:p>Perda de Pacotes</text:p>
          </table:table-cell>
        </table:table-row>
        <table:table-row table:style-name="ro1">
          <table:table-cell office:value-type="string" calcext:value-type="string">
            <text:p>50K</text:p>
          </table:table-cell>
          <table:table-cell office:value-type="float" office:value="0.05" calcext:value-type="float">
            <text:p>0.05</text:p>
          </table:table-cell>
          <table:table-cell office:value-type="float" office:value="8.327" calcext:value-type="float">
            <text:p>8.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M</text:p>
          </table:table-cell>
          <table:table-cell office:value-type="float" office:value="5" calcext:value-type="float">
            <text:p>5</text:p>
          </table:table-cell>
          <table:table-cell office:value-type="float" office:value="6.662" calcext:value-type="float">
            <text:p>6.6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M</text:p>
          </table:table-cell>
          <table:table-cell office:value-type="float" office:value="10" calcext:value-type="float">
            <text:p>10</text:p>
          </table:table-cell>
          <table:table-cell office:value-type="float" office:value="7.635" calcext:value-type="float">
            <text:p>7.6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0M</text:p>
          </table:table-cell>
          <table:table-cell office:value-type="float" office:value="50" calcext:value-type="float">
            <text:p>50</text:p>
          </table:table-cell>
          <table:table-cell office:value-type="float" office:value="4.455" calcext:value-type="float">
            <text:p>4.455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8:11:17.205896992</meta:creation-date>
    <dc:date>2017-09-29T19:03:47.475791376</dc:date>
    <meta:editing-duration>PT19S</meta:editing-duration>
    <meta:editing-cycles>1</meta:editing-cycles>
    <meta:document-statistic meta:table-count="2" meta:cell-count="61" meta:object-count="8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853cm" svg:height="3.135cm" xlink:href=".." xlink:type="simple" chart:class="chart:line" chart:style-name="ch1">
        <chart:legend chart:legend-position="end" svg:x="3.895cm" svg:y="1.069cm" style:legend-expansion="high" chart:style-name="ch2"/>
        <chart:plot-area chart:style-name="ch3" table:cell-range-address="Sheet1.A1:Sheet1.B5" chart:data-source-has-labels="both" svg:x="0.137cm" svg:y="0.062cm" svg:width="3.621cm" svg:height="3.011cm">
          <chartooo:coordinate-region svg:x="0.758cm" svg:y="0.261cm" svg:width="2.508cm" svg:height="2.165cm"/>
          <chart:axis chart:dimension="x" chart:name="primary-x" chart:style-name="ch4" chartooo:axis-type="auto">
            <chartooo:date-scale/>
            <chart:categories table:cell-range-address="Sheet1.A2:Sheet1.A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" chart:label-cell-address="Sheet1.B1:Sheet1.B1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rgura de Banda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K</text:p>
                <draw:g>
                  <svg:desc>Sheet1.A2:Sheet1.A5</svg:desc>
                </draw:g>
              </table:table-cell>
              <table:table-cell office:value-type="float" office:value="39.5">
                <text:p>39.5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8K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16K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32K</text:p>
              </table:table-cell>
              <table:table-cell office:value-type="float" office:value="94.1">
                <text:p>94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388cm" svg:height="5.977cm" xlink:href=".." xlink:type="simple" chart:class="chart:line" chart:style-name="ch1">
        <chart:legend chart:legend-position="end" svg:x="2.43cm" svg:y="2.49cm" style:legend-expansion="high" chart:style-name="ch2"/>
        <chart:plot-area chart:style-name="ch3" table:cell-range-address="Sheet1.A7:Sheet1.B11" chart:data-source-has-labels="both" svg:x="0.107cm" svg:y="0.119cm" svg:width="2.216cm" svg:height="5.739cm">
          <chartooo:coordinate-region svg:x="0.728cm" svg:y="0.271cm" svg:width="1.595cm" svg:height="4.542cm"/>
          <chart:axis chart:dimension="x" chart:name="primary-x" chart:style-name="ch4" chartooo:axis-type="auto">
            <chartooo:date-scale/>
            <chart:categories table:cell-range-address="Sheet1.A8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8:Sheet1.B11" chart:label-cell-address="Sheet1.B7:Sheet1.B7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rgura de Banda</text:p>
                <draw:g>
                  <svg:desc>Sheet1.B7:Sheet1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K</text:p>
                <draw:g>
                  <svg:desc>Sheet1.A8:Sheet1.A11</svg:desc>
                </draw:g>
              </table:table-cell>
              <table:table-cell office:value-type="float" office:value="0.05">
                <text:p>0.05</text:p>
                <draw:g>
                  <svg:desc>Sheet1.B8:Sheet1.B11</svg:desc>
                </draw:g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M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493cm" svg:height="7.545cm" xlink:href=".." xlink:type="simple" chart:class="chart:line" chart:style-name="ch1">
        <chart:legend chart:legend-position="end" svg:x="6.382cm" svg:y="3.473cm" style:legend-expansion="high" chart:style-name="ch2"/>
        <chart:plot-area chart:style-name="ch3" table:cell-range-address="Sheet1.A7:Sheet1.A11 Sheet1.C7:Sheet1.C11" chart:data-source-has-labels="both" svg:x="0.169cm" svg:y="0.15cm" svg:width="6.044cm" svg:height="7.245cm">
          <chartooo:coordinate-region svg:x="1.267cm" svg:y="0.349cm" svg:width="4.614cm" svg:height="6.399cm"/>
          <chart:axis chart:dimension="x" chart:name="primary-x" chart:style-name="ch4" chartooo:axis-type="auto">
            <chartooo:date-scale/>
            <chart:categories table:cell-range-address="Sheet1.A8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8:Sheet1.C11" chart:label-cell-address="Sheet1.C7:Sheet1.C7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itter</text:p>
                <draw:g>
                  <svg:desc>Sheet1.C7:Sheet1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K</text:p>
                <draw:g>
                  <svg:desc>Sheet1.A8:Sheet1.A11</svg:desc>
                </draw:g>
              </table:table-cell>
              <table:table-cell office:value-type="float" office:value="0.014">
                <text:p>0.014</text:p>
                <draw:g>
                  <svg:desc>Sheet1.C8:Sheet1.C11</svg:desc>
                </draw:g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50M</text:p>
              </table:table-cell>
              <table:table-cell office:value-type="float" office:value="0.007">
                <text:p>0.0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862cm" svg:height="5.818cm" xlink:href=".." xlink:type="simple" chart:class="chart:line" chart:style-name="ch1">
        <chart:legend chart:legend-position="end" svg:x="5.142cm" svg:y="2.411cm" style:legend-expansion="high" chart:style-name="ch2"/>
        <chart:plot-area chart:style-name="ch3" table:cell-range-address="Sheet1.A7:Sheet1.A11 Sheet1.D7:Sheet1.D11" chart:data-source-has-labels="both" svg:x="0.157cm" svg:y="0.116cm" svg:width="4.828cm" svg:height="5.586cm">
          <chartooo:coordinate-region svg:x="0.884cm" svg:y="0.315cm" svg:width="3.769cm" svg:height="4.74cm"/>
          <chart:axis chart:dimension="x" chart:name="primary-x" chart:style-name="ch4" chartooo:axis-type="auto">
            <chartooo:date-scale/>
            <chart:categories table:cell-range-address="Sheet1.A8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8:Sheet1.D11" chart:label-cell-address="Sheet1.D7:Sheet1.D7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da de Pacotes</text:p>
                <draw:g>
                  <svg:desc>Sheet1.D7:Sheet1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K</text:p>
                <draw:g>
                  <svg:desc>Sheet1.A8:Sheet1.A11</svg:desc>
                </draw:g>
              </table:table-cell>
              <table:table-cell office:value-type="float" office:value="0">
                <text:p>0</text:p>
                <draw:g>
                  <svg:desc>Sheet1.D8:Sheet1.D11</svg:desc>
                </draw:g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M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436cm" svg:height="3.986cm" xlink:href=".." xlink:type="simple" chart:class="chart:line" chart:style-name="ch1">
        <chart:legend chart:legend-position="end" svg:x="6.393cm" svg:y="1.694cm" style:legend-expansion="high" chart:style-name="ch2"/>
        <chart:plot-area chart:style-name="ch3" table:cell-range-address="Sheet2.A1:Sheet2.B5" chart:data-source-has-labels="both" svg:x="0.208cm" svg:y="0.079cm" svg:width="5.977cm" svg:height="3.828cm">
          <chartooo:coordinate-region svg:x="0.644cm" svg:y="0.278cm" svg:width="5.235cm" svg:height="2.982cm"/>
          <chart:axis chart:dimension="x" chart:name="primary-x" chart:style-name="ch4" chartooo:axis-type="auto">
            <chartooo:date-scale/>
            <chart:categories table:cell-range-address="Sheet2.A2:Sheet2.A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5" chart:label-cell-address="Sheet2.B1:Sheet2.B1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rgura de Banda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K</text:p>
                <draw:g>
                  <svg:desc>Sheet2.A2:Sheet2.A5</svg:desc>
                </draw:g>
              </table:table-cell>
              <table:table-cell office:value-type="float" office:value="1.05">
                <text:p>1.05</text:p>
                <draw:g>
                  <svg:desc>Sheet2.B2:Sheet2.B5</svg:desc>
                </draw:g>
              </table:table-cell>
            </table:table-row>
            <table:table-row>
              <table:table-cell office:value-type="string">
                <text:p>8K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6K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32K</text:p>
              </table:table-cell>
              <table:table-cell office:value-type="float" office:value="6.29">
                <text:p>6.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817cm" svg:height="4.755cm" xlink:href=".." xlink:type="simple" chart:class="chart:line" chart:style-name="ch1">
        <chart:legend chart:legend-position="end" svg:x="3.859cm" svg:y="1.879cm" style:legend-expansion="high" chart:style-name="ch2"/>
        <chart:plot-area chart:style-name="ch3" table:cell-range-address="Sheet2.A16:Sheet2.B20" chart:data-source-has-labels="both" svg:x="0.136cm" svg:y="0.095cm" svg:width="3.587cm" svg:height="4.565cm">
          <chartooo:coordinate-region svg:x="0.757cm" svg:y="0.294cm" svg:width="2.634cm" svg:height="3.719cm"/>
          <chart:axis chart:dimension="x" chart:name="primary-x" chart:style-name="ch4" chartooo:axis-type="auto">
            <chartooo:date-scale/>
            <chart:categories table:cell-range-address="Sheet2.A17:Sheet2.A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17:Sheet2.B20" chart:label-cell-address="Sheet2.B16:Sheet2.B16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rgura de Banda</text:p>
                <draw:g>
                  <svg:desc>Sheet2.B16:Sheet2.B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K</text:p>
                <draw:g>
                  <svg:desc>Sheet2.A17:Sheet2.A20</svg:desc>
                </draw:g>
              </table:table-cell>
              <table:table-cell office:value-type="float" office:value="0.05">
                <text:p>0.05</text:p>
                <draw:g>
                  <svg:desc>Sheet2.B17:Sheet2.B20</svg:desc>
                </draw:g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M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642cm" svg:height="5.526cm" xlink:href=".." xlink:type="simple" chart:class="chart:line" chart:style-name="ch1">
        <chart:legend chart:legend-position="end" svg:x="5.531cm" svg:y="2.464cm" style:legend-expansion="high" chart:style-name="ch2"/>
        <chart:plot-area chart:style-name="ch3" table:cell-range-address="Sheet2.A16:Sheet2.A20 Sheet2.C16:Sheet2.C20" chart:data-source-has-labels="both" svg:x="0.152cm" svg:y="0.11cm" svg:width="5.227cm" svg:height="5.306cm">
          <chartooo:coordinate-region svg:x="0.588cm" svg:y="0.309cm" svg:width="4.459cm" svg:height="4.46cm"/>
          <chart:axis chart:dimension="x" chart:name="primary-x" chart:style-name="ch4" chartooo:axis-type="auto">
            <chartooo:date-scale/>
            <chart:categories table:cell-range-address="Sheet2.A17:Sheet2.A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C17:Sheet2.C20" chart:label-cell-address="Sheet2.C16:Sheet2.C16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itter</text:p>
                <draw:g>
                  <svg:desc>Sheet2.C16:Sheet2.C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K</text:p>
                <draw:g>
                  <svg:desc>Sheet2.A17:Sheet2.A20</svg:desc>
                </draw:g>
              </table:table-cell>
              <table:table-cell office:value-type="float" office:value="8.327">
                <text:p>8.327</text:p>
                <draw:g>
                  <svg:desc>Sheet2.C17:Sheet2.C20</svg:desc>
                </draw:g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6.662">
                <text:p>6.662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7.635">
                <text:p>7.635</text:p>
              </table:table-cell>
            </table:table-row>
            <table:table-row>
              <table:table-cell office:value-type="string">
                <text:p>50M</text:p>
              </table:table-cell>
              <table:table-cell office:value-type="float" office:value="4.455">
                <text:p>4.45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165cm" svg:height="4.941cm" xlink:href=".." xlink:type="simple" chart:class="chart:line" chart:style-name="ch1">
        <chart:legend chart:legend-position="end" svg:x="5.445cm" svg:y="1.972cm" style:legend-expansion="high" chart:style-name="ch2"/>
        <chart:plot-area chart:style-name="ch3" table:cell-range-address="Sheet2.A16:Sheet2.A20 Sheet2.D16:Sheet2.D20" chart:data-source-has-labels="both" svg:x="0.163cm" svg:y="0.098cm" svg:width="5.119cm" svg:height="4.745cm">
          <chartooo:coordinate-region svg:x="0.599cm" svg:y="0.298cm" svg:width="4.351cm" svg:height="3.898cm"/>
          <chart:axis chart:dimension="x" chart:name="primary-x" chart:style-name="ch4" chartooo:axis-type="auto">
            <chartooo:date-scale/>
            <chart:categories table:cell-range-address="Sheet2.A17:Sheet2.A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D17:Sheet2.D20" chart:label-cell-address="Sheet2.D16:Sheet2.D16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da de Pacotes</text:p>
                <draw:g>
                  <svg:desc>Sheet2.D16:Sheet2.D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K</text:p>
                <draw:g>
                  <svg:desc>Sheet2.A17:Sheet2.A20</svg:desc>
                </draw:g>
              </table:table-cell>
              <table:table-cell office:value-type="float" office:value="0">
                <text:p>0</text:p>
                <draw:g>
                  <svg:desc>Sheet2.D17:Sheet2.D20</svg:desc>
                </draw:g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M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